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iele jest serc,</text:span><text:span text:style-name="T1"><text:line-break/></text:span><text:span text:style-name="T1">które czekają</text:span><text:span text:style-name="T1"><text:line-break/></text:span><text:span text:style-name="T1">na Ewangelię,</text:span><text:span text:style-name="T1"><text:line-break/></text:span><text:span text:style-name="T1">Wiele jest serc,</text:span><text:span text:style-name="T1"><text:line-break/></text:span><text:span text:style-name="T1">które czekają</text:span><text:span text:style-name="T1"><text:line-break/></text:span><text:span text:style-name="T1">wciąż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Napełnij serce swoje</text:span><text:span text:style-name="T1"><text:line-break/></text:span><text:span text:style-name="T1">tym kosztownym</text:span><text:span text:style-name="T1"><text:line-break/></text:span><text:span text:style-name="T1">nasieniem,</text:span><text:span text:style-name="T1"><text:line-break/></text:span><text:span text:style-name="T1"><text:line-break/></text:span><text:span text:style-name="T1">A zobaczysz, że Bóg</text:span><text:span text:style-name="T1"><text:line-break/></text:span><text:span text:style-name="T1">poprowadzi</text:span><text:span text:style-name="T1"><text:line-break/></text:span><text:span text:style-name="T1">Cię do ludz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iele jest serc,</text:span><text:span text:style-name="T1"><text:line-break/></text:span><text:span text:style-name="T1">które czekają</text:span><text:span text:style-name="T1"><text:line-break/></text:span><text:span text:style-name="T1">na Ewangelię,</text:span><text:span text:style-name="T1"><text:line-break/></text:span><text:span text:style-name="T1">Wiele jest serc,</text:span><text:span text:style-name="T1"><text:line-break/></text:span><text:span text:style-name="T1">które czekają</text:span><text:span text:style-name="T1"><text:line-break/></text:span><text:span text:style-name="T1">wciąż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am zobaczysz, że Bóg</text:span><text:span text:style-name="T1"><text:line-break/></text:span><text:span text:style-name="T1">poprowadzi cię do ludzi,</text:span><text:span text:style-name="T1"><text:line-break/></text:span><text:span text:style-name="T1"><text:line-break/></text:span><text:span text:style-name="T1">których będziesz mógł</text:span><text:span text:style-name="T1"><text:line-break/></text:span><text:span text:style-name="T1">zaprowadzić</text:span><text:span text:style-name="T1"><text:line-break/></text:span><text:span text:style-name="T1">do Chrystus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iele jest serc,</text:span><text:span text:style-name="T1"><text:line-break/></text:span><text:span text:style-name="T1">które czekają</text:span><text:span text:style-name="T1"><text:line-break/></text:span><text:span text:style-name="T1">na Ewangelię,</text:span><text:span text:style-name="T1"><text:line-break/></text:span><text:span text:style-name="T1">Wiele jest serc,</text:span><text:span text:style-name="T1"><text:line-break/></text:span><text:span text:style-name="T1">które czekają</text:span><text:span text:style-name="T1"><text:line-break/></text:span><text:span text:style-name="T1">wciąż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8-09-09T20:12:37</meta:creation-date>
    <dc:date>2013-05-07T18:40:32.84</dc:date>
    <dc:language>pl-PL</dc:language>
    <meta:editing-cycles>8</meta:editing-cycles>
    <meta:editing-duration>PT11M44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